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69d" officeooo:paragraph-rsid="00187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 Bagerhat Wallet</text:p>
      <text:p text:style-name="P1">…………………………………………………..</text:p>
      <text:p text:style-name="P1">1. House Rent 4500 Taka</text:p>
      <text:p text:style-name="P1">2. Current Bill 1000 Taka</text:p>
      <text:p text:style-name="P1">3. Gas Bill 1200 Taka</text:p>
      <text:p text:style-name="P1">4. Internet &amp; Cable 1000 Taka</text:p>
      <text:p text:style-name="P1">5. Water Bill 900 Taka</text:p>
      <text:p text:style-name="P1">6. Monthly Grocery Shopping <text:s/>10000 Taka</text:p>
      <text:p text:style-name="P1">7. Pharmacy 5000 Taka</text:p>
      <text:p text:style-name="P1">8. Family 2000 Taka</text:p>
      <text:p text:style-name="P1"/>
      <text:p text:style-name="P1">Total 25,500 Taka</text:p>
      <text:p text:style-name="P1"/>
      <text:p text:style-name="P1">Elder son 10000 + 9676 = 20000 Tak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1:34:40.208000000</dc:date>
    <meta:editing-duration>PT8M35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2" meta:word-count="55" meta:character-count="291" meta:non-whitespace-character-count="247"/>
  </office:meta>
</office:document-meta>
</file>